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flectiveMBeanInfoAssembler.includeRead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flectiveMBeanInfoAssembler.includeOperation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flectiveMBeanInfoAssembler.includeWrite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